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107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1" table:number-columns-repeated="2" table:default-cell-style-name="ce2"/>
        <table:table-row table:style-name="ro1">
          <table:table-cell office:value-type="string">
            <text:p>m/q</text:p>
          </table:table-cell>
          <table:table-cell office:value-type="string">
            <text:p>Messdaten</text:p>
          </table:table-cell>
          <table:table-cell office:value-type="string">
            <text:p>Ionen</text:p>
          </table:table-cell>
          <table:table-cell office:value-type="string">
            <text:p>P [*10^-7]</text:p>
          </table:table-cell>
          <table:table-cell/>
        </table:table-row>
        <table:table-row table:style-name="ro2">
          <table:table-cell office:value-type="string">
            <text:p>RG</text:p>
          </table:table-cell>
          <table:table-cell office:value-type="string">
            <text:p>8,9*10^-6 mbar</text:p>
          </table:table-cell>
          <table:table-cell table:number-columns-repeated="3"/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0.01176">
            <text:p>0,011760</text:p>
          </table:table-cell>
          <table:table-cell office:value-type="string">
            <text:p>-</text:p>
          </table:table-cell>
          <table:table-cell table:formula="of:=[.B3]/[.E4]" office:value-type="float" office:value="0.163638597971309">
            <text:p>0,163639</text:p>
          </table:table-cell>
          <table:table-cell table:formula="of:=6.396046/89" office:value-type="float" office:value="0.0718656853932584">
            <text:p>0,071866</text:p>
          </table:table-cell>
        </table:table-row>
        <table:table-row table:style-name="ro1">
          <table:table-cell office:value-type="float" office:value="14.5">
            <text:p>14,5</text:p>
          </table:table-cell>
          <table:table-cell office:value-type="float" office:value="0.018851">
            <text:p>0,018851</text:p>
          </table:table-cell>
          <table:table-cell office:value-type="string">
            <text:p>N2</text:p>
          </table:table-cell>
          <table:table-cell table:formula="of:=[.B4]/[.E5]" office:value-type="float" office:value="0.262308776390914">
            <text:p>0,262309</text:p>
          </table:table-cell>
          <table:table-cell table:formula="of:=6.396046/89" office:value-type="float" office:value="0.0718656853932584">
            <text:p>0,071866</text:p>
          </table:table-cell>
        </table:table-row>
        <table:table-row table:style-name="ro1">
          <table:table-cell office:value-type="float" office:value="16.4">
            <text:p>16,4</text:p>
          </table:table-cell>
          <table:table-cell office:value-type="float" office:value="0.158309">
            <text:p>0,158309</text:p>
          </table:table-cell>
          <table:table-cell office:value-type="string">
            <text:p>O2</text:p>
          </table:table-cell>
          <table:table-cell table:formula="of:=[.B5]/[.E6]" office:value-type="float" office:value="2.20284547672109">
            <text:p>2,202845</text:p>
          </table:table-cell>
          <table:table-cell table:formula="of:=6.396046/89" office:value-type="float" office:value="0.0718656853932584">
            <text:p>0,071866</text:p>
          </table:table-cell>
        </table:table-row>
        <table:table-row table:style-name="ro1">
          <table:table-cell office:value-type="float" office:value="17.3">
            <text:p>17,3</text:p>
          </table:table-cell>
          <table:table-cell office:value-type="float" office:value="1.084234">
            <text:p>1,084234</text:p>
          </table:table-cell>
          <table:table-cell office:value-type="string">
            <text:p>H2O</text:p>
          </table:table-cell>
          <table:table-cell table:formula="of:=[.B6]/[.E7]" office:value-type="float" office:value="15.0869499687776">
            <text:p>15,086950</text:p>
          </table:table-cell>
          <table:table-cell table:formula="of:=6.396046/89" office:value-type="float" office:value="0.0718656853932584">
            <text:p>0,071866</text:p>
          </table:table-cell>
        </table:table-row>
        <table:table-row table:style-name="ro1">
          <table:table-cell office:value-type="float" office:value="18.3">
            <text:p>18,3</text:p>
          </table:table-cell>
          <table:table-cell office:value-type="float" office:value="4.263617">
            <text:p>4,263617</text:p>
          </table:table-cell>
          <table:table-cell office:value-type="string">
            <text:p>H2O Peak</text:p>
          </table:table-cell>
          <table:table-cell table:formula="of:=[.B7]/[.E8]" office:value-type="float" office:value="59.3275772250544">
            <text:p>59,327577</text:p>
          </table:table-cell>
          <table:table-cell table:formula="of:=6.396046/89" office:value-type="float" office:value="0.0718656853932584">
            <text:p>0,071866</text:p>
          </table:table-cell>
        </table:table-row>
        <table:table-row table:style-name="ro1">
          <table:table-cell office:value-type="float" office:value="20.3">
            <text:p>20,3</text:p>
          </table:table-cell>
          <table:table-cell office:value-type="float" office:value="0.035013">
            <text:p>0,035013</text:p>
          </table:table-cell>
          <table:table-cell office:value-type="string">
            <text:p>Ar</text:p>
          </table:table-cell>
          <table:table-cell table:formula="of:=[.B8]/[.E9]" office:value-type="float" office:value="0.487200529827334">
            <text:p>0,487201</text:p>
          </table:table-cell>
          <table:table-cell table:formula="of:=6.396046/89" office:value-type="float" office:value="0.0718656853932584">
            <text:p>0,071866</text:p>
          </table:table-cell>
        </table:table-row>
        <table:table-row table:style-name="ro1">
          <table:table-cell office:value-type="float" office:value="26.3">
            <text:p>26,3</text:p>
          </table:table-cell>
          <table:table-cell office:value-type="float" office:value="0.052499">
            <text:p>0,052499</text:p>
          </table:table-cell>
          <table:table-cell office:value-type="string">
            <text:p>Ethanol</text:p>
          </table:table-cell>
          <table:table-cell table:formula="of:=[.B9]/[.E10]" office:value-type="float" office:value="0.730515540382292">
            <text:p>0,730516</text:p>
          </table:table-cell>
          <table:table-cell table:formula="of:=6.396046/89" office:value-type="float" office:value="0.0718656853932584">
            <text:p>0,071866</text:p>
          </table:table-cell>
        </table:table-row>
        <table:table-row table:style-name="ro1">
          <table:table-cell office:value-type="float" office:value="27.3">
            <text:p>27,3</text:p>
          </table:table-cell>
          <table:table-cell office:value-type="float" office:value="0.085702">
            <text:p>0,085702</text:p>
          </table:table-cell>
          <table:table-cell office:value-type="string">
            <text:p>Ethanol</text:p>
          </table:table-cell>
          <table:table-cell table:formula="of:=[.B10]/[.E11]" office:value-type="float" office:value="1.19253019756268">
            <text:p>1,192530</text:p>
          </table:table-cell>
          <table:table-cell table:formula="of:=6.396046/89" office:value-type="float" office:value="0.0718656853932584">
            <text:p>0,071866</text:p>
          </table:table-cell>
        </table:table-row>
        <table:table-row table:style-name="ro1">
          <table:table-cell office:value-type="float" office:value="28.2">
            <text:p>28,2</text:p>
          </table:table-cell>
          <table:table-cell office:value-type="float" office:value="0.598475">
            <text:p>0,598475</text:p>
          </table:table-cell>
          <table:table-cell office:value-type="string">
            <text:p>N2 Peak</text:p>
          </table:table-cell>
          <table:table-cell table:formula="of:=[.B11]/[.E12]" office:value-type="float" office:value="8.32768791844211">
            <text:p>8,327688</text:p>
          </table:table-cell>
          <table:table-cell table:formula="of:=6.396046/89" office:value-type="float" office:value="0.0718656853932584">
            <text:p>0,071866</text:p>
          </table:table-cell>
        </table:table-row>
        <table:table-row table:style-name="ro1">
          <table:table-cell office:value-type="float" office:value="31.3">
            <text:p>31,3</text:p>
          </table:table-cell>
          <table:table-cell office:value-type="float" office:value="0.042291">
            <text:p>0,042291</text:p>
          </table:table-cell>
          <table:table-cell office:value-type="string">
            <text:p>Ethanol Peak</text:p>
          </table:table-cell>
          <table:table-cell table:formula="of:=[.B12]/[.E13]" office:value-type="float" office:value="0.588472784592231">
            <text:p>0,588473</text:p>
          </table:table-cell>
          <table:table-cell table:formula="of:=6.396046/89" office:value-type="float" office:value="0.0718656853932584">
            <text:p>0,071866</text:p>
          </table:table-cell>
        </table:table-row>
        <table:table-row table:style-name="ro1">
          <table:table-cell office:value-type="float" office:value="32.2">
            <text:p>32,2</text:p>
          </table:table-cell>
          <table:table-cell office:value-type="float" office:value="0.010449">
            <text:p>0,010449</text:p>
          </table:table-cell>
          <table:table-cell office:value-type="string">
            <text:p>O2 Peak</text:p>
          </table:table-cell>
          <table:table-cell table:formula="of:=[.B13]/[.E14]" office:value-type="float" office:value="0.145396233860732">
            <text:p>0,145396</text:p>
          </table:table-cell>
          <table:table-cell table:formula="of:=6.396046/89" office:value-type="float" office:value="0.0718656853932584">
            <text:p>0,071866</text:p>
          </table:table-cell>
        </table:table-row>
        <table:table-row table:style-name="ro1">
          <table:table-cell office:value-type="float" office:value="42.2">
            <text:p>42,2</text:p>
          </table:table-cell>
          <table:table-cell office:value-type="float" office:value="0.034846">
            <text:p>0,034846</text:p>
          </table:table-cell>
          <table:table-cell office:value-type="string">
            <text:p>CO2 Peak</text:p>
          </table:table-cell>
          <table:table-cell table:formula="of:=[.B14]/[.E14]" office:value-type="float" office:value="0.484876750417367">
            <text:p>0,484877</text:p>
          </table:table-cell>
          <table:table-cell table:formula="of:=6.396046/89" office:value-type="float" office:value="0.0718656853932584">
            <text:p>0,071866</text:p>
          </table:table-cell>
        </table:table-row>
        <table:table-row table:style-name="ro1">
          <table:table-cell office:value-type="string">
            <text:p>Summe </text:p>
          </table:table-cell>
          <table:table-cell table:formula="of:=SUM([.B3:.B14])" office:value-type="float" office:value="6.396046">
            <text:p>6,396046</text:p>
          </table:table-cell>
          <table:table-cell/>
          <table:table-cell table:style-name="Default" table:formula="of:=SUM([.D3:.D14])" office:value-type="float" office:value="89">
            <text:p>8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Argon</text:p>
          </table:table-cell>
          <table:table-cell office:value-type="string">
            <text:p>4,0*10^-6 mbar</text:p>
          </table:table-cell>
          <table:table-cell/>
          <table:table-cell office:value-type="string">
            <text:p>P [*10^-7]</text:p>
          </table:table-cell>
          <table:table-cell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0.005583">
            <text:p>0,005583</text:p>
          </table:table-cell>
          <table:table-cell/>
          <table:table-cell table:formula="of:=[.B18]/[.E18]" office:value-type="float" office:value="0.0287703311564058">
            <text:p>0,028770</text:p>
          </table:table-cell>
          <table:table-cell table:formula="of:=7.762163/40" office:value-type="float" office:value="0.194054075">
            <text:p>0,194054</text:p>
          </table:table-cell>
        </table:table-row>
        <table:table-row table:style-name="ro1">
          <table:table-cell office:value-type="float" office:value="14">
            <text:p>14,0</text:p>
          </table:table-cell>
          <table:table-cell office:value-type="float" office:value="0.034757">
            <text:p>0,034757</text:p>
          </table:table-cell>
          <table:table-cell/>
          <table:table-cell table:formula="of:=[.B19]/[.E19]" office:value-type="float" office:value="0.179109869246497">
            <text:p>0,179110</text:p>
          </table:table-cell>
          <table:table-cell table:formula="of:=7.762163/40" office:value-type="float" office:value="0.194054075">
            <text:p>0,194054</text:p>
          </table:table-cell>
        </table:table-row>
        <table:table-row table:style-name="ro1">
          <table:table-cell office:value-type="float" office:value="14.8">
            <text:p>14,8</text:p>
          </table:table-cell>
          <table:table-cell office:value-type="float" office:value="0.039848">
            <text:p>0,039848</text:p>
          </table:table-cell>
          <table:table-cell/>
          <table:table-cell table:formula="of:=[.B20]/[.E20]" office:value-type="float" office:value="0.205344824632">
            <text:p>0,205345</text:p>
          </table:table-cell>
          <table:table-cell table:formula="of:=7.762163/40" office:value-type="float" office:value="0.194054075">
            <text:p>0,194054</text:p>
          </table:table-cell>
        </table:table-row>
        <table:table-row table:style-name="ro1">
          <table:table-cell office:value-type="float" office:value="16.4">
            <text:p>16,4</text:p>
          </table:table-cell>
          <table:table-cell office:value-type="float" office:value="0.096469">
            <text:p>0,096469</text:p>
          </table:table-cell>
          <table:table-cell/>
          <table:table-cell table:formula="of:=[.B21]/[.E21]" office:value-type="float" office:value="0.497124319600091">
            <text:p>0,497124</text:p>
          </table:table-cell>
          <table:table-cell table:formula="of:=7.762163/40" office:value-type="float" office:value="0.194054075">
            <text:p>0,194054</text:p>
          </table:table-cell>
        </table:table-row>
        <table:table-row table:style-name="ro1">
          <table:table-cell office:value-type="float" office:value="17.3">
            <text:p>17,3</text:p>
          </table:table-cell>
          <table:table-cell office:value-type="float" office:value="0.850584">
            <text:p>0,850584</text:p>
          </table:table-cell>
          <table:table-cell/>
          <table:table-cell table:formula="of:=[.B22]/[.E22]" office:value-type="float" office:value="4.38323183885729">
            <text:p>4,383232</text:p>
          </table:table-cell>
          <table:table-cell table:formula="of:=7.762163/40" office:value-type="float" office:value="0.194054075">
            <text:p>0,194054</text:p>
          </table:table-cell>
        </table:table-row>
        <table:table-row table:style-name="ro1">
          <table:table-cell office:value-type="float" office:value="18.3">
            <text:p>18,3</text:p>
          </table:table-cell>
          <table:table-cell office:value-type="float" office:value="3.437396">
            <text:p>3,437396</text:p>
          </table:table-cell>
          <table:table-cell office:value-type="string">
            <text:p>H2O Peak</text:p>
          </table:table-cell>
          <table:table-cell table:formula="of:=[.B23]/[.E23]" office:value-type="float" office:value="17.7135986451199">
            <text:p>17,713599</text:p>
          </table:table-cell>
          <table:table-cell table:formula="of:=7.762163/40" office:value-type="float" office:value="0.194054075">
            <text:p>0,194054</text:p>
          </table:table-cell>
        </table:table-row>
        <table:table-row table:style-name="ro1">
          <table:table-cell office:value-type="float" office:value="20.3">
            <text:p>20,3</text:p>
          </table:table-cell>
          <table:table-cell office:value-type="float" office:value="0.470031">
            <text:p>0,470031</text:p>
          </table:table-cell>
          <table:table-cell office:value-type="string">
            <text:p>Ar</text:p>
          </table:table-cell>
          <table:table-cell table:formula="of:=[.B24]/[.E24]" office:value-type="float" office:value="2.42216505888887">
            <text:p>2,422165</text:p>
          </table:table-cell>
          <table:table-cell table:formula="of:=7.762163/40" office:value-type="float" office:value="0.194054075">
            <text:p>0,194054</text:p>
          </table:table-cell>
        </table:table-row>
        <table:table-row table:style-name="ro1">
          <table:table-cell office:value-type="float" office:value="25.7">
            <text:p>25,7</text:p>
          </table:table-cell>
          <table:table-cell office:value-type="float" office:value="0.039351">
            <text:p>0,039351</text:p>
          </table:table-cell>
          <table:table-cell/>
          <table:table-cell table:formula="of:=[.B25]/[.E25]" office:value-type="float" office:value="0.202783682847165">
            <text:p>0,202784</text:p>
          </table:table-cell>
          <table:table-cell table:formula="of:=7.762163/40" office:value-type="float" office:value="0.194054075">
            <text:p>0,194054</text:p>
          </table:table-cell>
        </table:table-row>
        <table:table-row table:style-name="ro1">
          <table:table-cell office:value-type="float" office:value="26.8">
            <text:p>26,8</text:p>
          </table:table-cell>
          <table:table-cell office:value-type="float" office:value="0.03228">
            <text:p>0,032280</text:p>
          </table:table-cell>
          <table:table-cell/>
          <table:table-cell table:formula="of:=[.B26]/[.E26]" office:value-type="float" office:value="0.166345385944614">
            <text:p>0,166345</text:p>
          </table:table-cell>
          <table:table-cell table:formula="of:=7.762163/40" office:value-type="float" office:value="0.194054075">
            <text:p>0,194054</text:p>
          </table:table-cell>
        </table:table-row>
        <table:table-row table:style-name="ro1">
          <table:table-cell office:value-type="float" office:value="28.3">
            <text:p>28,3</text:p>
          </table:table-cell>
          <table:table-cell office:value-type="float" office:value="0.409992">
            <text:p>0,409992</text:p>
          </table:table-cell>
          <table:table-cell office:value-type="string">
            <text:p>N2 Peak</text:p>
          </table:table-cell>
          <table:table-cell table:formula="of:=[.B27]/[.E27]" office:value-type="float" office:value="2.1127719167969">
            <text:p>2,112772</text:p>
          </table:table-cell>
          <table:table-cell table:formula="of:=7.762163/40" office:value-type="float" office:value="0.194054075">
            <text:p>0,194054</text:p>
          </table:table-cell>
        </table:table-row>
        <table:table-row table:style-name="ro1">
          <table:table-cell office:value-type="float" office:value="40.2">
            <text:p>40,2</text:p>
          </table:table-cell>
          <table:table-cell office:value-type="float" office:value="2.232865">
            <text:p>2,232865</text:p>
          </table:table-cell>
          <table:table-cell office:value-type="string">
            <text:p>Ar Peak</text:p>
          </table:table-cell>
          <table:table-cell table:formula="of:=[.B28]/[.E28]" office:value-type="float" office:value="11.5064061396289">
            <text:p>11,506406</text:p>
          </table:table-cell>
          <table:table-cell table:formula="of:=7.762163/40" office:value-type="float" office:value="0.194054075">
            <text:p>0,194054</text:p>
          </table:table-cell>
        </table:table-row>
        <table:table-row table:style-name="ro1">
          <table:table-cell office:value-type="float" office:value="42.2">
            <text:p>42,2</text:p>
          </table:table-cell>
          <table:table-cell office:value-type="float" office:value="0.030948">
            <text:p>0,030948</text:p>
          </table:table-cell>
          <table:table-cell/>
          <table:table-cell table:formula="of:=[.B29]/[.E29]" office:value-type="float" office:value="0.159481319833144">
            <text:p>0,159481</text:p>
          </table:table-cell>
          <table:table-cell table:formula="of:=7.762163/40" office:value-type="float" office:value="0.194054075">
            <text:p>0,194054</text:p>
          </table:table-cell>
        </table:table-row>
        <table:table-row table:style-name="ro1">
          <table:table-cell office:value-type="float" office:value="43.3">
            <text:p>43,3</text:p>
          </table:table-cell>
          <table:table-cell office:value-type="float" office:value="0.011249">
            <text:p>0,011249</text:p>
          </table:table-cell>
          <table:table-cell/>
          <table:table-cell table:formula="of:=[.B30]/[.E30]" office:value-type="float" office:value="0.0579683781440818">
            <text:p>0,057968</text:p>
          </table:table-cell>
          <table:table-cell table:formula="of:=7.762163/40" office:value-type="float" office:value="0.194054075">
            <text:p>0,194054</text:p>
          </table:table-cell>
        </table:table-row>
        <table:table-row table:style-name="ro1">
          <table:table-cell office:value-type="float" office:value="44.2">
            <text:p>44,2</text:p>
          </table:table-cell>
          <table:table-cell office:value-type="float" office:value="0.036309">
            <text:p>0,036309</text:p>
          </table:table-cell>
          <table:table-cell/>
          <table:table-cell table:formula="of:=[.B31]/[.E31]" office:value-type="float" office:value="0.187107639970972">
            <text:p>0,187108</text:p>
          </table:table-cell>
          <table:table-cell table:formula="of:=7.762163/40" office:value-type="float" office:value="0.194054075">
            <text:p>0,194054</text:p>
          </table:table-cell>
        </table:table-row>
        <table:table-row table:style-name="ro1">
          <table:table-cell office:value-type="float" office:value="58.3">
            <text:p>58,3</text:p>
          </table:table-cell>
          <table:table-cell office:value-type="float" office:value="0.034501">
            <text:p>0,034501</text:p>
          </table:table-cell>
          <table:table-cell/>
          <table:table-cell table:formula="of:=[.B32]/[.E32]" office:value-type="float" office:value="0.177790649333182">
            <text:p>0,177791</text:p>
          </table:table-cell>
          <table:table-cell table:formula="of:=7.762163/40" office:value-type="float" office:value="0.194054075">
            <text:p>0,194054</text:p>
          </table:table-cell>
        </table:table-row>
        <table:table-row table:style-name="ro1">
          <table:table-cell office:value-type="string">
            <text:p>Summe </text:p>
          </table:table-cell>
          <table:table-cell table:formula="of:=SUM([.B18:.B32])" office:value-type="float" office:value="7.762163">
            <text:p>7,762163</text:p>
          </table:table-cell>
          <table:table-cell/>
          <table:table-cell table:formula="of:=SUM([.D18:.D32])" office:value-type="float" office:value="40">
            <text:p>40,0000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Aceton</text:p>
          </table:table-cell>
          <table:table-cell office:value-type="string">
            <text:p>5,7*10^-6 mbar</text:p>
          </table:table-cell>
          <table:table-cell/>
          <table:table-cell office:value-type="string">
            <text:p>P [*10^-7]</text:p>
          </table:table-cell>
          <table:table-cell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0.111913">
            <text:p>0,111913</text:p>
          </table:table-cell>
          <table:table-cell/>
          <table:table-cell table:formula="of:=[.B36]/[.E36]" office:value-type="float" office:value="0.770284687131064">
            <text:p>0,770285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13">
            <text:p>13,0</text:p>
          </table:table-cell>
          <table:table-cell office:value-type="float" office:value="0.040062">
            <text:p>0,040062</text:p>
          </table:table-cell>
          <table:table-cell/>
          <table:table-cell table:formula="of:=[.B37]/[.E37]" office:value-type="float" office:value="0.275742274229488">
            <text:p>0,275742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14.4">
            <text:p>14,4</text:p>
          </table:table-cell>
          <table:table-cell office:value-type="float" office:value="0.140579">
            <text:p>0,140579</text:p>
          </table:table-cell>
          <table:table-cell office:value-type="string">
            <text:p>Aceton</text:p>
          </table:table-cell>
          <table:table-cell table:formula="of:=[.B38]/[.E38]" office:value-type="float" office:value="0.967589565396315">
            <text:p>0,967590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16.4">
            <text:p>16,4</text:p>
          </table:table-cell>
          <table:table-cell office:value-type="float" office:value="0.326663">
            <text:p>0,326663</text:p>
          </table:table-cell>
          <table:table-cell/>
          <table:table-cell table:formula="of:=[.B39]/[.E39]" office:value-type="float" office:value="2.24838496646765">
            <text:p>2,248385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17.3">
            <text:p>17,3</text:p>
          </table:table-cell>
          <table:table-cell office:value-type="float" office:value="0.848515">
            <text:p>0,848515</text:p>
          </table:table-cell>
          <table:table-cell office:value-type="string">
            <text:p>H2O</text:p>
          </table:table-cell>
          <table:table-cell table:formula="of:=[.B40]/[.E40]" office:value-type="float" office:value="5.84023403269517">
            <text:p>5,840234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18.3">
            <text:p>18,3</text:p>
          </table:table-cell>
          <table:table-cell office:value-type="float" office:value="3.355143">
            <text:p>3,355143</text:p>
          </table:table-cell>
          <table:table-cell office:value-type="string">
            <text:p>H2O Peak</text:p>
          </table:table-cell>
          <table:table-cell table:formula="of:=[.B41]/[.E41]" office:value-type="float" office:value="23.0930747637449">
            <text:p>23,093075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21.7">
            <text:p>21,7</text:p>
          </table:table-cell>
          <table:table-cell office:value-type="float" office:value="0.051331">
            <text:p>0,051331</text:p>
          </table:table-cell>
          <table:table-cell office:value-type="string">
            <text:p>Ar</text:p>
          </table:table-cell>
          <table:table-cell table:formula="of:=[.B42]/[.E42]" office:value-type="float" office:value="0.353305543369623">
            <text:p>0,353306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26.3">
            <text:p>26,3</text:p>
          </table:table-cell>
          <table:table-cell office:value-type="float" office:value="0.116313">
            <text:p>0,116313</text:p>
          </table:table-cell>
          <table:table-cell office:value-type="string">
            <text:p>Aceton</text:p>
          </table:table-cell>
          <table:table-cell table:formula="of:=[.B43]/[.E43]" office:value-type="float" office:value="0.800569395997564">
            <text:p>0,800569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27.3">
            <text:p>27,3</text:p>
          </table:table-cell>
          <table:table-cell office:value-type="float" office:value="0.131196">
            <text:p>0,131196</text:p>
          </table:table-cell>
          <table:table-cell office:value-type="string">
            <text:p>Aceton</text:p>
          </table:table-cell>
          <table:table-cell table:formula="of:=[.B44]/[.E44]" office:value-type="float" office:value="0.903007423738502">
            <text:p>0,903007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28.3">
            <text:p>28,3</text:p>
          </table:table-cell>
          <table:table-cell office:value-type="float" office:value="1.630196">
            <text:p>1,630196</text:p>
          </table:table-cell>
          <table:table-cell office:value-type="string">
            <text:p>Aceton, N2 Peak</text:p>
          </table:table-cell>
          <table:table-cell table:formula="of:=[.B45]/[.E45]" office:value-type="float" office:value="11.220457103485">
            <text:p>11,220457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29.9">
            <text:p>29,9</text:p>
          </table:table-cell>
          <table:table-cell office:value-type="float" office:value="0.011127">
            <text:p>0,011127</text:p>
          </table:table-cell>
          <table:table-cell office:value-type="string">
            <text:p>Aceton</text:p>
          </table:table-cell>
          <table:table-cell table:formula="of:=[.B46]/[.E46]" office:value-type="float" office:value="0.0765858989903527">
            <text:p>0,076586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30.8">
            <text:p>30,8</text:p>
          </table:table-cell>
          <table:table-cell office:value-type="float" office:value="0.040252">
            <text:p>0,040252</text:p>
          </table:table-cell>
          <table:table-cell/>
          <table:table-cell table:formula="of:=[.B47]/[.E47]" office:value-type="float" office:value="0.27705002302145">
            <text:p>0,277050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31.7">
            <text:p>31,7</text:p>
          </table:table-cell>
          <table:table-cell office:value-type="float" office:value="0.031767">
            <text:p>0,031767</text:p>
          </table:table-cell>
          <table:table-cell/>
          <table:table-cell table:formula="of:=[.B48]/[.E48]" office:value-type="float" office:value="0.218648715127755">
            <text:p>0,218649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39.3">
            <text:p>39,3</text:p>
          </table:table-cell>
          <table:table-cell office:value-type="float" office:value="0.033018">
            <text:p>0,033018</text:p>
          </table:table-cell>
          <table:table-cell office:value-type="string">
            <text:p>Aceton</text:p>
          </table:table-cell>
          <table:table-cell table:formula="of:=[.B49]/[.E49]" office:value-type="float" office:value="0.227259208489572">
            <text:p>0,227259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39.8">
            <text:p>39,8</text:p>
          </table:table-cell>
          <table:table-cell office:value-type="float" office:value="0.026159">
            <text:p>0,026159</text:p>
          </table:table-cell>
          <table:table-cell office:value-type="string">
            <text:p>Ar Peak</text:p>
          </table:table-cell>
          <table:table-cell table:formula="of:=[.B50]/[.E50]" office:value-type="float" office:value="0.180049477099725">
            <text:p>0,180049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41.3">
            <text:p>41,3</text:p>
          </table:table-cell>
          <table:table-cell office:value-type="float" office:value="0.032395">
            <text:p>0,032395</text:p>
          </table:table-cell>
          <table:table-cell office:value-type="string">
            <text:p>Aceton</text:p>
          </table:table-cell>
          <table:table-cell table:formula="of:=[.B51]/[.E51]" office:value-type="float" office:value="0.222971169029611">
            <text:p>0,222971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42.3">
            <text:p>42,3</text:p>
          </table:table-cell>
          <table:table-cell office:value-type="float" office:value="0.05941">
            <text:p>0,059410</text:p>
          </table:table-cell>
          <table:table-cell office:value-type="string">
            <text:p>Aceton</text:p>
          </table:table-cell>
          <table:table-cell table:formula="of:=[.B52]/[.E52]" office:value-type="float" office:value="0.408912398581545">
            <text:p>0,408912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43.3">
            <text:p>43,3</text:p>
          </table:table-cell>
          <table:table-cell office:value-type="float" office:value="0.95451">
            <text:p>0,954510</text:p>
          </table:table-cell>
          <table:table-cell office:value-type="string">
            <text:p>Aceton Peak</text:p>
          </table:table-cell>
          <table:table-cell table:formula="of:=[.B53]/[.E53]" office:value-type="float" office:value="6.56978578640079">
            <text:p>6,569786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44.1">
            <text:p>44,1</text:p>
          </table:table-cell>
          <table:table-cell office:value-type="float" office:value="0.138083">
            <text:p>0,138083</text:p>
          </table:table-cell>
          <table:table-cell/>
          <table:table-cell table:formula="of:=[.B54]/[.E54]" office:value-type="float" office:value="0.950409876002954">
            <text:p>0,950410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45">
            <text:p>45,0</text:p>
          </table:table-cell>
          <table:table-cell office:value-type="float" office:value="0.03539">
            <text:p>0,035390</text:p>
          </table:table-cell>
          <table:table-cell/>
          <table:table-cell table:formula="of:=[.B55]/[.E55]" office:value-type="float" office:value="0.243585419723967">
            <text:p>0,243585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45.9">
            <text:p>45,9</text:p>
          </table:table-cell>
          <table:table-cell office:value-type="float" office:value="0.050735">
            <text:p>0,050735</text:p>
          </table:table-cell>
          <table:table-cell/>
          <table:table-cell table:formula="of:=[.B56]/[.E56]" office:value-type="float" office:value="0.349203341895888">
            <text:p>0,349203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float" office:value="58.3">
            <text:p>58,3</text:p>
          </table:table-cell>
          <table:table-cell office:value-type="float" office:value="0.11665">
            <text:p>0,116650</text:p>
          </table:table-cell>
          <table:table-cell/>
          <table:table-cell table:formula="of:=[.B57]/[.E57]" office:value-type="float" office:value="0.802888929381203">
            <text:p>0,802889</text:p>
          </table:table-cell>
          <table:table-cell table:formula="of:=8.281407/57" office:value-type="float" office:value="0.145287842105263">
            <text:p>0,145288</text:p>
          </table:table-cell>
        </table:table-row>
        <table:table-row table:style-name="ro1">
          <table:table-cell office:value-type="string">
            <text:p>Summe </text:p>
          </table:table-cell>
          <table:table-cell table:formula="of:=SUM([.B36:.B57])" office:value-type="float" office:value="8.281407">
            <text:p>8,281407</text:p>
          </table:table-cell>
          <table:table-cell/>
          <table:table-cell table:formula="of:=SUM([.D36:.D57])" office:value-type="float" office:value="57">
            <text:p>57,0000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Ethanol</text:p>
          </table:table-cell>
          <table:table-cell office:value-type="string">
            <text:p>5,3*10^-5 mbar</text:p>
          </table:table-cell>
          <table:table-cell/>
          <table:table-cell office:value-type="string">
            <text:p>P [*10^-6]</text:p>
          </table:table-cell>
          <table:table-cell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0.02425">
            <text:p>0,024250</text:p>
          </table:table-cell>
          <table:table-cell/>
          <table:table-cell table:formula="of:=[.B61]/[.E61]" office:value-type="float" office:value="0.171262219547705">
            <text:p>0,171262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14.4">
            <text:p>14,4</text:p>
          </table:table-cell>
          <table:table-cell office:value-type="float" office:value="0.090697">
            <text:p>0,090697</text:p>
          </table:table-cell>
          <table:table-cell office:value-type="string">
            <text:p>Ethanol</text:p>
          </table:table-cell>
          <table:table-cell table:formula="of:=[.B62]/[.E62]" office:value-type="float" office:value="0.640534825827555">
            <text:p>0,640535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15.4">
            <text:p>15,4</text:p>
          </table:table-cell>
          <table:table-cell office:value-type="float" office:value="0.431032">
            <text:p>0,431032</text:p>
          </table:table-cell>
          <table:table-cell office:value-type="string">
            <text:p>Ethanol</text:p>
          </table:table-cell>
          <table:table-cell table:formula="of:=[.B63]/[.E63]" office:value-type="float" office:value="3.04410296973552">
            <text:p>3,044103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16.4">
            <text:p>16,4</text:p>
          </table:table-cell>
          <table:table-cell office:value-type="float" office:value="0.268874">
            <text:p>0,268874</text:p>
          </table:table-cell>
          <table:table-cell/>
          <table:table-cell table:formula="of:=[.B64]/[.E64]" office:value-type="float" office:value="1.89888486674927">
            <text:p>1,898885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17.4">
            <text:p>17,4</text:p>
          </table:table-cell>
          <table:table-cell office:value-type="float" office:value="0.78696">
            <text:p>0,786960</text:p>
          </table:table-cell>
          <table:table-cell office:value-type="string">
            <text:p>H2O</text:p>
          </table:table-cell>
          <table:table-cell table:formula="of:=[.B65]/[.E65]" office:value-type="float" office:value="5.55779448640256">
            <text:p>5,557794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18.4">
            <text:p>18,4</text:p>
          </table:table-cell>
          <table:table-cell office:value-type="float" office:value="3.130106">
            <text:p>3,130106</text:p>
          </table:table-cell>
          <table:table-cell office:value-type="string">
            <text:p>H2O Peak</text:p>
          </table:table-cell>
          <table:table-cell table:formula="of:=[.B66]/[.E66]" office:value-type="float" office:value="22.105934061014">
            <text:p>22,105934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20">
            <text:p>20,0</text:p>
          </table:table-cell>
          <table:table-cell office:value-type="float" office:value="0.034618">
            <text:p>0,034618</text:p>
          </table:table-cell>
          <table:table-cell/>
          <table:table-cell table:formula="of:=[.B67]/[.E67]" office:value-type="float" office:value="0.244484763558864">
            <text:p>0,244485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24.7">
            <text:p>24,7</text:p>
          </table:table-cell>
          <table:table-cell office:value-type="float" office:value="0.054176">
            <text:p>0,054176</text:p>
          </table:table-cell>
          <table:table-cell office:value-type="string">
            <text:p>Ethanol</text:p>
          </table:table-cell>
          <table:table-cell table:formula="of:=[.B68]/[.E68]" office:value-type="float" office:value="0.382610392008927">
            <text:p>0,382610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26.3">
            <text:p>26,3</text:p>
          </table:table-cell>
          <table:table-cell office:value-type="float" office:value="0.081157">
            <text:p>0,081157</text:p>
          </table:table-cell>
          <table:table-cell office:value-type="string">
            <text:p>Ethanol</text:p>
          </table:table-cell>
          <table:table-cell table:formula="of:=[.B69]/[.E69]" office:value-type="float" office:value="0.57315991553951">
            <text:p>0,573160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27.3">
            <text:p>27,3</text:p>
          </table:table-cell>
          <table:table-cell office:value-type="float" office:value="0.093581">
            <text:p>0,093581</text:p>
          </table:table-cell>
          <table:table-cell office:value-type="string">
            <text:p>Ethanol</text:p>
          </table:table-cell>
          <table:table-cell table:formula="of:=[.B70]/[.E70]" office:value-type="float" office:value="0.660902670824486">
            <text:p>0,660903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28.3">
            <text:p>28,3</text:p>
          </table:table-cell>
          <table:table-cell office:value-type="float" office:value="1.287725">
            <text:p>1,287725</text:p>
          </table:table-cell>
          <table:table-cell office:value-type="string">
            <text:p>Ethanol</text:p>
          </table:table-cell>
          <table:table-cell table:formula="of:=[.B71]/[.E71]" office:value-type="float" office:value="9.09437697596159">
            <text:p>9,094377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30.1">
            <text:p>30,1</text:p>
          </table:table-cell>
          <table:table-cell office:value-type="float" office:value="0.023231">
            <text:p>0,023231</text:p>
          </table:table-cell>
          <table:table-cell office:value-type="string">
            <text:p>Ethanol</text:p>
          </table:table-cell>
          <table:table-cell table:formula="of:=[.B72]/[.E72]" office:value-type="float" office:value="0.164065675146917">
            <text:p>0,164066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30.7">
            <text:p>30,7</text:p>
          </table:table-cell>
          <table:table-cell office:value-type="float" office:value="0.047338">
            <text:p>0,047338</text:p>
          </table:table-cell>
          <table:table-cell office:value-type="string">
            <text:p>Ethanol</text:p>
          </table:table-cell>
          <table:table-cell table:formula="of:=[.B73]/[.E73]" office:value-type="float" office:value="0.334317977276258">
            <text:p>0,334318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31.7">
            <text:p>31,7</text:p>
          </table:table-cell>
          <table:table-cell office:value-type="float" office:value="0.044666">
            <text:p>0,044666</text:p>
          </table:table-cell>
          <table:table-cell office:value-type="string">
            <text:p>Ethanol Peak</text:p>
          </table:table-cell>
          <table:table-cell table:formula="of:=[.B74]/[.E74]" office:value-type="float" office:value="0.31544735250795">
            <text:p>0,315447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39.8">
            <text:p>39,8</text:p>
          </table:table-cell>
          <table:table-cell office:value-type="float" office:value="0.035355">
            <text:p>0,035355</text:p>
          </table:table-cell>
          <table:table-cell/>
          <table:table-cell table:formula="of:=[.B75]/[.E75]" office:value-type="float" office:value="0.249689722561201">
            <text:p>0,249690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41.3">
            <text:p>41,3</text:p>
          </table:table-cell>
          <table:table-cell office:value-type="float" office:value="0.018224">
            <text:p>0,018224</text:p>
          </table:table-cell>
          <table:table-cell/>
          <table:table-cell table:formula="of:=[.B76]/[.E76]" office:value-type="float" office:value="0.128704440785047">
            <text:p>0,128704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42.3">
            <text:p>42,3</text:p>
          </table:table-cell>
          <table:table-cell office:value-type="float" office:value="0.043687">
            <text:p>0,043687</text:p>
          </table:table-cell>
          <table:table-cell office:value-type="string">
            <text:p>Ethanol</text:p>
          </table:table-cell>
          <table:table-cell table:formula="of:=[.B77]/[.E77]" office:value-type="float" office:value="0.308533302489921">
            <text:p>0,308533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43.3">
            <text:p>43,3</text:p>
          </table:table-cell>
          <table:table-cell office:value-type="float" office:value="0.834794">
            <text:p>0,834794</text:p>
          </table:table-cell>
          <table:table-cell office:value-type="string">
            <text:p>Ethanol</text:p>
          </table:table-cell>
          <table:table-cell table:formula="of:=[.B78]/[.E78]" office:value-type="float" office:value="5.89561539402503">
            <text:p>5,895615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44.1">
            <text:p>44,1</text:p>
          </table:table-cell>
          <table:table-cell office:value-type="float" office:value="0.11949">
            <text:p>0,119490</text:p>
          </table:table-cell>
          <table:table-cell office:value-type="string">
            <text:p>Ethanol</text:p>
          </table:table-cell>
          <table:table-cell table:formula="of:=[.B79]/[.E79]" office:value-type="float" office:value="0.843881344897125">
            <text:p>0,843881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float" office:value="45.8">
            <text:p>45,8</text:p>
          </table:table-cell>
          <table:table-cell office:value-type="float" office:value="0.054613">
            <text:p>0,054613</text:p>
          </table:table-cell>
          <table:table-cell office:value-type="string">
            <text:p>Ethanol</text:p>
          </table:table-cell>
          <table:table-cell table:formula="of:=[.B80]/[.E80]" office:value-type="float" office:value="0.38569664314057">
            <text:p>0,385697</text:p>
          </table:table-cell>
          <table:table-cell table:formula="of:=7.504574/53" office:value-type="float" office:value="0.141595735849057">
            <text:p>0,141596</text:p>
          </table:table-cell>
        </table:table-row>
        <table:table-row table:style-name="ro1">
          <table:table-cell office:value-type="string">
            <text:p>Summe </text:p>
          </table:table-cell>
          <table:table-cell table:formula="of:=SUM([.B61:.B80])" office:value-type="float" office:value="7.504574">
            <text:p>7,504574</text:p>
          </table:table-cell>
          <table:table-cell/>
          <table:table-cell table:formula="of:=SUM([.D61:.D80])" office:value-type="float" office:value="53">
            <text:p>53,0000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Luft </text:p>
          </table:table-cell>
          <table:table-cell office:value-type="string">
            <text:p>5,6*10^-6 mbar</text:p>
          </table:table-cell>
          <table:table-cell/>
          <table:table-cell office:value-type="string">
            <text:p>P [*10^-7]</text:p>
          </table:table-cell>
          <table:table-cell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0.004885">
            <text:p>0,004885</text:p>
          </table:table-cell>
          <table:table-cell/>
          <table:table-cell table:formula="of:=[.B84]/[.E84]" office:value-type="float" office:value="0.201031761195785">
            <text:p>0,201032</text:p>
          </table:table-cell>
          <table:table-cell table:formula="of:=1.36078/56" office:value-type="float" office:value="0.0242996428571429">
            <text:p>0,024300</text:p>
          </table:table-cell>
        </table:table-row>
        <table:table-row table:style-name="ro1">
          <table:table-cell office:value-type="float" office:value="14.4">
            <text:p>14,4</text:p>
          </table:table-cell>
          <table:table-cell office:value-type="float" office:value="0.034201">
            <text:p>0,034201</text:p>
          </table:table-cell>
          <table:table-cell office:value-type="string">
            <text:p>N2</text:p>
          </table:table-cell>
          <table:table-cell table:formula="of:=[.B85]/[.E85]" office:value-type="float" office:value="1.40746924557974">
            <text:p>1,407469</text:p>
          </table:table-cell>
          <table:table-cell table:formula="of:=1.36078/56" office:value-type="float" office:value="0.0242996428571429">
            <text:p>0,024300</text:p>
          </table:table-cell>
        </table:table-row>
        <table:table-row table:style-name="ro1">
          <table:table-cell office:value-type="float" office:value="15">
            <text:p>15,0</text:p>
          </table:table-cell>
          <table:table-cell office:value-type="float" office:value="0.001838">
            <text:p>0,001838</text:p>
          </table:table-cell>
          <table:table-cell/>
          <table:table-cell table:formula="of:=[.B86]/[.E86]" office:value-type="float" office:value="0.0756389717661929">
            <text:p>0,075639</text:p>
          </table:table-cell>
          <table:table-cell table:formula="of:=1.36078/56" office:value-type="float" office:value="0.0242996428571429">
            <text:p>0,024300</text:p>
          </table:table-cell>
        </table:table-row>
        <table:table-row table:style-name="ro1">
          <table:table-cell office:value-type="float" office:value="16.4">
            <text:p>16,4</text:p>
          </table:table-cell>
          <table:table-cell office:value-type="float" office:value="0.03938">
            <text:p>0,039380</text:p>
          </table:table-cell>
          <table:table-cell office:value-type="string">
            <text:p>O2</text:p>
          </table:table-cell>
          <table:table-cell table:formula="of:=[.B87]/[.E87]" office:value-type="float" office:value="1.62059995002866">
            <text:p>1,620600</text:p>
          </table:table-cell>
          <table:table-cell table:formula="of:=1.36078/56" office:value-type="float" office:value="0.0242996428571429">
            <text:p>0,024300</text:p>
          </table:table-cell>
        </table:table-row>
        <table:table-row table:style-name="ro1">
          <table:table-cell office:value-type="float" office:value="17.3">
            <text:p>17,3</text:p>
          </table:table-cell>
          <table:table-cell office:value-type="float" office:value="0.129086">
            <text:p>0,129086</text:p>
          </table:table-cell>
          <table:table-cell office:value-type="string">
            <text:p>H2O</text:p>
          </table:table-cell>
          <table:table-cell table:formula="of:=[.B88]/[.E88]" office:value-type="float" office:value="5.31225914549009">
            <text:p>5,312259</text:p>
          </table:table-cell>
          <table:table-cell table:formula="of:=1.36078/56" office:value-type="float" office:value="0.0242996428571429">
            <text:p>0,024300</text:p>
          </table:table-cell>
        </table:table-row>
        <table:table-row table:style-name="ro1">
          <table:table-cell office:value-type="float" office:value="18.3">
            <text:p>18,3</text:p>
          </table:table-cell>
          <table:table-cell office:value-type="float" office:value="0.430375">
            <text:p>0,430375</text:p>
          </table:table-cell>
          <table:table-cell office:value-type="string">
            <text:p>H2O Peak</text:p>
          </table:table-cell>
          <table:table-cell table:formula="of:=[.B89]/[.E89]" office:value-type="float" office:value="17.711165654992">
            <text:p>17,711166</text:p>
          </table:table-cell>
          <table:table-cell table:formula="of:=1.36078/56" office:value-type="float" office:value="0.0242996428571429">
            <text:p>0,024300</text:p>
          </table:table-cell>
        </table:table-row>
        <table:table-row table:style-name="ro1">
          <table:table-cell office:value-type="float" office:value="19.8">
            <text:p>19,8</text:p>
          </table:table-cell>
          <table:table-cell office:value-type="float" office:value="0.004777">
            <text:p>0,004777</text:p>
          </table:table-cell>
          <table:table-cell/>
          <table:table-cell table:formula="of:=[.B90]/[.E90]" office:value-type="float" office:value="0.196587251429327">
            <text:p>0,196587</text:p>
          </table:table-cell>
          <table:table-cell table:formula="of:=1.36078/56" office:value-type="float" office:value="0.0242996428571429">
            <text:p>0,024300</text:p>
          </table:table-cell>
        </table:table-row>
        <table:table-row table:style-name="ro1">
          <table:table-cell office:value-type="float" office:value="25.5">
            <text:p>25,5</text:p>
          </table:table-cell>
          <table:table-cell office:value-type="float" office:value="0.00697">
            <text:p>0,006970</text:p>
          </table:table-cell>
          <table:table-cell/>
          <table:table-cell table:formula="of:=[.B91]/[.E91]" office:value-type="float" office:value="0.286835491409339">
            <text:p>0,286835</text:p>
          </table:table-cell>
          <table:table-cell table:formula="of:=1.36078/56" office:value-type="float" office:value="0.0242996428571429">
            <text:p>0,024300</text:p>
          </table:table-cell>
        </table:table-row>
        <table:table-row table:style-name="ro1">
          <table:table-cell office:value-type="float" office:value="27.4">
            <text:p>27,4</text:p>
          </table:table-cell>
          <table:table-cell office:value-type="float" office:value="0.011707">
            <text:p>0,011707</text:p>
          </table:table-cell>
          <table:table-cell/>
          <table:table-cell table:formula="of:=[.B92]/[.E92]" office:value-type="float" office:value="0.481776628110348">
            <text:p>0,481777</text:p>
          </table:table-cell>
          <table:table-cell table:formula="of:=1.36078/56" office:value-type="float" office:value="0.0242996428571429">
            <text:p>0,024300</text:p>
          </table:table-cell>
        </table:table-row>
        <table:table-row table:style-name="ro1">
          <table:table-cell office:value-type="float" office:value="28.2">
            <text:p>28,2</text:p>
          </table:table-cell>
          <table:table-cell office:value-type="float" office:value="0.644515">
            <text:p>0,644515</text:p>
          </table:table-cell>
          <table:table-cell office:value-type="string">
            <text:p>N2 Peak</text:p>
          </table:table-cell>
          <table:table-cell table:formula="of:=[.B93]/[.E93]" office:value-type="float" office:value="26.5236408530402">
            <text:p>26,523641</text:p>
          </table:table-cell>
          <table:table-cell table:formula="of:=1.36078/56" office:value-type="float" office:value="0.0242996428571429">
            <text:p>0,024300</text:p>
          </table:table-cell>
        </table:table-row>
        <table:table-row table:style-name="ro1">
          <table:table-cell office:value-type="float" office:value="30.2">
            <text:p>30,2</text:p>
          </table:table-cell>
          <table:table-cell office:value-type="float" office:value="0.009529">
            <text:p>0,009529</text:p>
          </table:table-cell>
          <table:table-cell office:value-type="string">
            <text:p>N2</text:p>
          </table:table-cell>
          <table:table-cell table:formula="of:=[.B94]/[.E94]" office:value-type="float" office:value="0.392145681153456">
            <text:p>0,392146</text:p>
          </table:table-cell>
          <table:table-cell table:formula="of:=1.36078/56" office:value-type="float" office:value="0.0242996428571429">
            <text:p>0,024300</text:p>
          </table:table-cell>
        </table:table-row>
        <table:table-row table:style-name="ro1">
          <table:table-cell office:value-type="float" office:value="30.8">
            <text:p>30,8</text:p>
          </table:table-cell>
          <table:table-cell office:value-type="float" office:value="0.00367">
            <text:p>0,003670</text:p>
          </table:table-cell>
          <table:table-cell/>
          <table:table-cell table:formula="of:=[.B95]/[.E95]" office:value-type="float" office:value="0.151031026323138">
            <text:p>0,151031</text:p>
          </table:table-cell>
          <table:table-cell table:formula="of:=1.36078/56" office:value-type="float" office:value="0.0242996428571429">
            <text:p>0,024300</text:p>
          </table:table-cell>
        </table:table-row>
        <table:table-row table:style-name="ro1">
          <table:table-cell office:value-type="float" office:value="40.2">
            <text:p>40,2</text:p>
          </table:table-cell>
          <table:table-cell office:value-type="float" office:value="0.003204">
            <text:p>0,003204</text:p>
          </table:table-cell>
          <table:table-cell office:value-type="string">
            <text:p>O2 Peak</text:p>
          </table:table-cell>
          <table:table-cell table:formula="of:=[.B96]/[.E96]" office:value-type="float" office:value="0.131853789738238">
            <text:p>0,131854</text:p>
          </table:table-cell>
          <table:table-cell table:formula="of:=1.36078/56" office:value-type="float" office:value="0.0242996428571429">
            <text:p>0,024300</text:p>
          </table:table-cell>
        </table:table-row>
        <table:table-row table:style-name="ro1">
          <table:table-cell office:value-type="float" office:value="40.8">
            <text:p>40,8</text:p>
          </table:table-cell>
          <table:table-cell office:value-type="float" office:value="0.005533">
            <text:p>0,005533</text:p>
          </table:table-cell>
          <table:table-cell/>
          <table:table-cell table:formula="of:=[.B97]/[.E97]" office:value-type="float" office:value="0.22769881979453">
            <text:p>0,227699</text:p>
          </table:table-cell>
          <table:table-cell table:formula="of:=1.36078/56" office:value-type="float" office:value="0.0242996428571429">
            <text:p>0,024300</text:p>
          </table:table-cell>
        </table:table-row>
        <table:table-row table:style-name="ro1">
          <table:table-cell office:value-type="float" office:value="42">
            <text:p>42,0</text:p>
          </table:table-cell>
          <table:table-cell office:value-type="float" office:value="0.005706">
            <text:p>0,005706</text:p>
          </table:table-cell>
          <table:table-cell/>
          <table:table-cell table:formula="of:=[.B98]/[.E98]" office:value-type="float" office:value="0.234818265994503">
            <text:p>0,234818</text:p>
          </table:table-cell>
          <table:table-cell table:formula="of:=1.36078/56" office:value-type="float" office:value="0.0242996428571429">
            <text:p>0,024300</text:p>
          </table:table-cell>
        </table:table-row>
        <table:table-row table:style-name="ro1">
          <table:table-cell office:value-type="float" office:value="42.6">
            <text:p>42,6</text:p>
          </table:table-cell>
          <table:table-cell office:value-type="float" office:value="0.006723">
            <text:p>0,006723</text:p>
          </table:table-cell>
          <table:table-cell/>
          <table:table-cell table:formula="of:=[.B99]/[.E99]" office:value-type="float" office:value="0.276670732961978">
            <text:p>0,276671</text:p>
          </table:table-cell>
          <table:table-cell table:formula="of:=1.36078/56" office:value-type="float" office:value="0.0242996428571429">
            <text:p>0,024300</text:p>
          </table:table-cell>
        </table:table-row>
        <table:table-row table:style-name="ro1">
          <table:table-cell office:value-type="float" office:value="44.2">
            <text:p>44,2</text:p>
          </table:table-cell>
          <table:table-cell office:value-type="float" office:value="0.01167">
            <text:p>0,011670</text:p>
          </table:table-cell>
          <table:table-cell/>
          <table:table-cell table:formula="of:=[.B100]/[.E100]" office:value-type="float" office:value="0.480253971986655">
            <text:p>0,480254</text:p>
          </table:table-cell>
          <table:table-cell table:formula="of:=1.36078/56" office:value-type="float" office:value="0.0242996428571429">
            <text:p>0,024300</text:p>
          </table:table-cell>
        </table:table-row>
        <table:table-row table:style-name="ro1">
          <table:table-cell office:value-type="float" office:value="58">
            <text:p>58,0</text:p>
          </table:table-cell>
          <table:table-cell office:value-type="float" office:value="0.007011">
            <text:p>0,007011</text:p>
          </table:table-cell>
          <table:table-cell/>
          <table:table-cell table:formula="of:=[.B101]/[.E101]" office:value-type="float" office:value="0.288522759005864">
            <text:p>0,288523</text:p>
          </table:table-cell>
          <table:table-cell table:formula="of:=1.36078/56" office:value-type="float" office:value="0.0242996428571429">
            <text:p>0,024300</text:p>
          </table:table-cell>
        </table:table-row>
        <table:table-row table:style-name="ro1">
          <table:table-cell office:value-type="string">
            <text:p>Summe </text:p>
          </table:table-cell>
          <table:table-cell table:formula="of:=SUM([.B84:.B101])" office:value-type="float" office:value="1.36078">
            <text:p>1,360780</text:p>
          </table:table-cell>
          <table:table-cell/>
          <table:table-cell table:formula="of:=SUM([.D84:.D101])" office:value-type="float" office:value="56">
            <text:p>56,000000</text:p>
          </table:table-cell>
          <table:table-cell/>
        </table:table-row>
        <table:table-row table:style-name="ro1" table:number-rows-repeated="654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6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28.01.2014</text:date>, <text:time>19:49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28T19:33:59.66</meta:creation-date>
    <dc:date>2014-01-28T19:49:29.27</dc:date>
    <meta:editing-duration>PT00H15M29S</meta:editing-duration>
    <meta:editing-cycles>2</meta:editing-cycles>
    <meta:generator>OpenOffice.org/3.2$Win32 OpenOffice.org_project/320m18$Build-9502</meta:generator>
    <meta:document-statistic meta:table-count="3" meta:cell-count="432" meta:object-count="0"/>
  </office:meta>
</office:document-meta>
</file>